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Alegreya Sans SC Black" svg:font-family="'Alegreya Sans SC Black'" style:font-adornments="Black" style:font-family-generic="swiss" style:font-pitch="variable"/>
    <style:font-face style:name="Alegreya Sans SC ExtraBold" svg:font-family="'Alegreya Sans SC ExtraBol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Gentium" fo:font-size="14pt" fo:font-weight="normal" officeooo:rsid="00261d96" officeooo:paragraph-rsid="0005d218" style:font-size-asian="14pt" style:font-weight-asian="normal" style:font-size-complex="14pt" style:font-weight-complex="normal"/>
    </style:style>
    <style:style style:name="P2" style:family="paragraph" style:parent-style-name="Preformatted_20_Text">
      <style:text-properties style:font-name="Gentium" fo:font-size="14pt" fo:font-weight="normal" officeooo:rsid="001e0433" officeooo:paragraph-rsid="0005d218" style:font-size-asian="14pt" style:font-weight-asian="normal" style:font-size-complex="14pt" style:font-weight-complex="normal"/>
    </style:style>
    <style:style style:name="P3" style:family="paragraph" style:parent-style-name="Preformatted_20_Text">
      <style:text-properties style:font-name="Gentium" fo:font-size="14pt" fo:font-weight="normal" officeooo:rsid="001730c1" officeooo:paragraph-rsid="001730c1" style:font-size-asian="14pt" style:font-weight-asian="normal" style:font-size-complex="14pt" style:font-weight-complex="normal"/>
    </style:style>
    <style:style style:name="P4" style:family="paragraph" style:parent-style-name="Preformatted_20_Text">
      <style:text-properties style:font-name="Gentium" fo:font-size="14pt" fo:font-weight="normal" officeooo:rsid="001984e1" officeooo:paragraph-rsid="001984e1" style:font-size-asian="14pt" style:font-weight-asian="normal" style:font-size-complex="14pt" style:font-weight-complex="normal"/>
    </style:style>
    <style:style style:name="P5" style:family="paragraph" style:parent-style-name="Preformatted_20_Text">
      <style:text-properties style:font-name="Gentium" fo:font-size="14pt" fo:font-weight="normal" officeooo:rsid="001d299c" officeooo:paragraph-rsid="001d299c" style:font-size-asian="14pt" style:font-weight-asian="normal" style:font-size-complex="14pt" style:font-weight-complex="normal"/>
    </style:style>
    <style:style style:name="P6" style:family="paragraph" style:parent-style-name="Preformatted_20_Text">
      <style:text-properties style:font-name="Gentium" fo:font-size="14pt" fo:font-weight="normal" officeooo:rsid="00214355" officeooo:paragraph-rsid="00214355" style:font-size-asian="14pt" style:font-weight-asian="normal" style:font-size-complex="14pt" style:font-weight-complex="normal"/>
    </style:style>
    <style:style style:name="P7" style:family="paragraph" style:parent-style-name="Preformatted_20_Text">
      <style:text-properties style:font-name="Alegreya Sans SC Black" fo:font-size="14pt" officeooo:rsid="001e0433" officeooo:paragraph-rsid="0005d218" style:font-size-asian="14pt" style:font-size-complex="14pt"/>
    </style:style>
    <style:style style:name="P8" style:family="paragraph" style:parent-style-name="Preformatted_20_Text">
      <style:text-properties style:font-name="Alegreya Sans SC ExtraBold" fo:font-size="14pt" fo:font-weight="normal" officeooo:rsid="001e0433" officeooo:paragraph-rsid="0005d218" style:font-size-asian="14pt" style:font-weight-asian="normal" style:font-size-complex="14pt" style:font-weight-complex="normal"/>
    </style:style>
    <style:style style:name="P9" style:family="paragraph" style:parent-style-name="Preformatted_20_Text">
      <style:text-properties style:font-name="Gentium" fo:font-size="14pt" fo:font-weight="normal" officeooo:rsid="00214355" officeooo:paragraph-rsid="00214355" style:font-size-asian="14pt" style:font-weight-asian="normal" style:font-size-complex="14pt" style:font-weight-complex="normal"/>
    </style:style>
    <style:style style:name="P10" style:family="paragraph" style:parent-style-name="Preformatted_20_Text">
      <style:text-properties style:font-name="Gentium" fo:font-size="14pt" fo:font-weight="normal" officeooo:rsid="001d299c" officeooo:paragraph-rsid="001d299c" style:font-size-asian="14pt" style:font-weight-asian="normal" style:font-size-complex="14pt" style:font-weight-complex="normal"/>
    </style:style>
    <style:style style:name="T1" style:family="text">
      <style:text-properties officeooo:rsid="000dc330"/>
    </style:style>
    <style:style style:name="T2" style:family="text">
      <style:text-properties officeooo:rsid="000ead5b"/>
    </style:style>
    <style:style style:name="T3" style:family="text">
      <style:text-properties officeooo:rsid="001730c1"/>
    </style:style>
    <style:style style:name="T4" style:family="text">
      <style:text-properties officeooo:rsid="00182fdf"/>
    </style:style>
    <style:style style:name="T5" style:family="text">
      <style:text-properties officeooo:rsid="0021f753"/>
    </style:style>
    <style:style style:name="T6" style:family="text">
      <style:text-properties officeooo:rsid="0021faa0"/>
    </style:style>
    <style:style style:name="T7" style:family="text">
      <style:text-properties officeooo:rsid="00251b5d"/>
    </style:style>
    <style:style style:name="T8" style:family="text">
      <style:text-properties officeooo:rsid="0026098d"/>
    </style:style>
    <style:style style:name="T9" style:family="text">
      <style:text-properties officeooo:rsid="00265498"/>
    </style:style>
    <style:style style:name="T10" style:family="text">
      <style:text-properties officeooo:rsid="0027c8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<text:s/>Work on </text:span>things which are :</text:p>
      <text:p text:style-name="P2"><text:span text:style-name="T3">1</text:span>. <text:span text:style-name="T3">THEMES</text:span></text:p>
      <text:p text:style-name="P2"><text:tab/><text:span text:style-name="T3">GNOME THEMES AND ICONS</text:span></text:p>
      <text:p text:style-name="P2"><text:tab/><text:span text:style-name="T3">CHROMIUM THEMES</text:span></text:p>
      <text:p text:style-name="P3">2. <text:span text:style-name="T4">GUI</text:span> </text:p>
      <text:p text:style-name="P3">3. <text:span text:style-name="T4">CL THEMES</text:span></text:p>
      <text:p text:style-name="P3"><text:tab/><text:span text:style-name="T4">THEMES FOR COMMAND LINE PROGRAMS</text:span></text:p>
      <text:p text:style-name="P4">4. CODING STYLE</text:p>
      <text:p text:style-name="P5">5. WALLPAPERS</text:p>
      <text:p text:style-name="P5"><text:tab/><text:span text:style-name="T8">DEBIAN</text:span></text:p>
      <text:p text:style-name="P5"><text:tab/><text:tab/><text:span text:style-name="T9">Snapshots of tools being used</text:span></text:p>
      <text:p text:style-name="P6">6. P<text:span text:style-name="T10">OSTERS AND DIAGRAMS</text:span></text:p>
      <text:p text:style-name="P6"><text:tab/><text:span text:style-name="T5">EDUCATION</text:span></text:p>
      <text:p text:style-name="P6"><text:tab/><text:tab/><text:span text:style-name="T7">Electric Circuits</text:span></text:p>
      <text:p text:style-name="P6"><text:tab/><text:span text:style-name="T6">ENTERTAINMENT </text:span></text:p>
      <text:p text:style-name="P6"><text:tab/><text:tab/><text:span text:style-name="T7">Music Band</text:span></text:p>
      <text:p text:style-name="P1"/>
      <text:p text:style-name="P8"><text:span text:style-name="T1">( FOCUS ON <text:s/>USER INTERFACE ) <text:s/></text:span><text:s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Alegreya Sans SC Black" svg:font-family="'Alegreya Sans SC Black'" style:font-adornments="Black" style:font-family-generic="swiss" style:font-pitch="variable"/>
    <style:font-face style:name="Alegreya Sans SC ExtraBold" svg:font-family="'Alegreya Sans SC ExtraBol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rin T</meta:initial-creator>
    <meta:creation-date>2015-10-08T20:12:17.102318705</meta:creation-date>
    <dc:date>2016-07-26T21:26:06.939569612</dc:date>
    <meta:editing-duration>PT1H6M46S</meta:editing-duration>
    <meta:editing-cycles>24</meta:editing-cycles>
    <meta:generator>LibreOffice/5.1.5.1$Linux_X86_64 LibreOffice_project/10m0$Build-1</meta:generator>
    <meta:document-statistic meta:table-count="0" meta:image-count="0" meta:object-count="0" meta:page-count="1" meta:paragraph-count="17" meta:word-count="51" meta:character-count="303" meta:non-whitespace-character-count="250"/>
  </office:meta>
</office:document-meta>
</file>